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42"><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42"><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42">.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42"/>
      <text:p text:style-name="P43">. . .</text:p>
      <text:p text:style-name="P42"/>
      <text:p text:style-name="P44">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4"><text:s text:c="3"/>Hannah got tired so I drove us back to her house, where we snuggled on the couch, moved to the bed. I think I caught a wink of sleep but suddenly felt very awake. I went to the living room, looked at my phone for a while and eventually slept.</text:p>
      <text:p text:style-name="P44"/>
      <text:p text:style-name="P44"/>
      <text:p text:style-name="P44"/>
      <text:p text:style-name="P44"><text:soft-page-break/>XI.VII</text:p>
      <text:p text:style-name="P44"/>
      <text:p text:style-name="P44">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4"><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4"><text:s text:c="3"/>I said hi to Tony, who had acquired a new computer, took off my shoes, sat at the Hog and wrote, 2:36.</text:p>
      <text:p text:style-name="P44"/>
      <text:p text:style-name="P45">. . .</text:p>
      <text:p text:style-name="P44"/>
      <text:p text:style-name="P46">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6"><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6"/>
      <text:p text:style-name="P47">XI.VIII</text:p>
      <text:p text:style-name="P47"/>
      <text:p text:style-name="P47">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7"><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7">.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7"><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hey to Lamont, walked home, took off my shoes, sat at the Hog and wrote, 5:27.</text:span></text:p>
      <text:p text:style-name="P47"/>
      <text:p text:style-name="P48">XI.IX</text:p>
      <text:p text:style-name="P48"/>
      <text:p text:style-name="P48">I woke before my 7:15 alarm, played Wordle (SWELL in five,) made a cup of Nespresso but forgot to put in a fresh pod, took drums out of my car, ate grapes, got dressed, packed an overnight bag and wrote, 7: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9T07:39:24.299048291</dc:date>
    <meta:editing-duration>P67DT9H55M40S</meta:editing-duration>
    <meta:editing-cycles>705</meta:editing-cycles>
    <meta:generator>LibreOffice/24.2.5.2$MacOSX_X86_64 LibreOffice_project/bffef4ea93e59bebbeaf7f431bb02b1a39ee8a59</meta:generator>
    <meta:print-date>2024-11-08T17:33:07.521356140</meta:print-date>
    <meta:document-statistic meta:table-count="0" meta:image-count="0" meta:object-count="0" meta:page-count="47" meta:paragraph-count="149" meta:word-count="6949" meta:character-count="36759" meta:non-whitespace-character-count="29824"/>
  </office:meta>
</office:document-meta>
</file>